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My WM configuration</text:title></text:p>
      <text:p text:style-name="OrgTitle"/>
      <text:p text:style-name="OrgSubtitle"><text:initial-creator>Alexander Nevill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1fb36c">1. Xmonad Keybindings</text:a></text:p>
          <text:p text:style-name="Contents_20_1"><text:a xlink:type="simple" xlink:href="#org3dcc484">2. Applications</text:a></text:p>
          <text:p text:style-name="Contents_20_1"><text:a xlink:type="simple" xlink:href="#org1815351">3. Workspaces</text:a></text:p>
          <text:p text:style-name="Contents_20_1"><text:a xlink:type="simple" xlink:href="#orge2f2369">4. Window Management</text:a></text:p>
          <text:p text:style-name="Contents_20_1"><text:a xlink:type="simple" xlink:href="#orgb98237b">5. Tabs</text:a></text:p>
          <text:p text:style-name="Contents_20_1"><text:a xlink:type="simple" xlink:href="#org886225a">6. Quality of Life</text:a></text:p>
          <text:p text:style-name="Contents_20_1"><text:a xlink:type="simple" xlink:href="#orgdc4f101">7. Using the Mouse</text:a></text:p>
        </text:index-body>
      </text:table-of-content>
      <text:p text:style-name="Text_20_body">These are my key bindings for Xmonad, inspired by vi keys.
</text:p>
      <text:p text:style-name="Text_20_body">A <text:span text:style-name="Emphasis">“M”</text:span> represents the windows or super key. <text:span text:style-name="Emphasis">“M1”</text:span> is the <text:span text:style-name="Emphasis">alt</text:span> key. <text:span text:style-name="Emphasis">“S”</text:span> is the shift key and <text:span text:style-name="Emphasis">“C”</text:span> is the control key. If two or more keys are joined by a “-” that means they must be held at the same time. If there is a space between letters, it is  a keychord and the keys should be released and the next one pressed.
</text:p>
      <text:h text:style-name="Heading_20_1" text:outline-level="1" text:is-list-header="false">
<text:bookmark-start text:name="OrgXref.org51fb36c"/>
<text:bookmark text:name="org51fb36c"/>Xmonad Keybindings
<text:bookmark-end text:name="OrgXref.org51fb36c"/></text:h>
      <text:p text:style-name="Text_20_body"><text:span text:style-name="Bold">M-q</text:span> reload xmonad if you change the config file
</text:p>
      <text:p text:style-name="Text_20_body"><text:span text:style-name="Bold">M-S-q</text:span> exit xmonad
</text:p>
      <text:h text:style-name="Heading_20_1" text:outline-level="1" text:is-list-header="false">
<text:bookmark-start text:name="OrgXref.org3dcc484"/>
<text:bookmark text:name="org3dcc484"/>Applications
<text:bookmark-end text:name="OrgXref.org3dcc484"/></text:h>
      <text:p text:style-name="Text_20_body"><text:span text:style-name="Bold">M-p</text:span> dmenu or other run prompt
</text:p>
      <text:p text:style-name="Text_20_body"><text:span text:style-name="Bold">M-&lt;Return&gt;</text:span> terminal (alacritty in my case)
</text:p>
      <text:p text:style-name="Text_20_body"><text:span text:style-name="Bold">M-r</text:span> show/hide a terminal scratchpad on any workspace
</text:p>
      <text:h text:style-name="Heading_20_1" text:outline-level="1" text:is-list-header="false">
<text:bookmark-start text:name="OrgXref.org1815351"/>
<text:bookmark text:name="org1815351"/>Workspaces
<text:bookmark-end text:name="OrgXref.org1815351"/></text:h>
      <text:p text:style-name="Text_20_body"><text:span text:style-name="Bold">M-[1,… x]</text:span> use the number keys to switch to corresponding workspace
</text:p>
      <text:p text:style-name="Text_20_body"><text:span text:style-name="Bold">M-&lt;Down&gt;</text:span> switch to workspace below/to the right
</text:p>
      <text:p text:style-name="Text_20_body"><text:span text:style-name="Bold">M-&lt;Right&gt;</text:span> switch to workspace below/to the right
</text:p>
      <text:p text:style-name="Text_20_body"><text:span text:style-name="Bold">M-&lt;Left&gt;</text:span> switch to workspace above/to the left
</text:p>
      <text:p text:style-name="Text_20_body"><text:span text:style-name="Bold">M-&lt;Up&gt;</text:span> switch to workspace above/to the left
</text:p>
      <text:p text:style-name="Text_20_body"><text:span text:style-name="Bold">M-S-[1,..x]</text:span> move current window to corresponding workspace
</text:p>
      <text:p text:style-name="Text_20_body"><text:span text:style-name="Bold">M-S-&lt;Down&gt;</text:span> move current window downward/to the right
</text:p>
      <text:p text:style-name="Text_20_body"><text:span text:style-name="Bold">M-S-&lt;Right&gt;</text:span> move current window downward/to the right
</text:p>
      <text:p text:style-name="Text_20_body"><text:span text:style-name="Bold">M-S-&lt;Up&gt;</text:span> move current window upward/to the left
</text:p>
      <text:p text:style-name="Text_20_body"><text:span text:style-name="Bold">M-S-&lt;Left&gt;</text:span> move current window upward/to the left
</text:p>
      <text:h text:style-name="Heading_20_1" text:outline-level="1" text:is-list-header="false">
<text:bookmark-start text:name="OrgXref.orge2f2369"/>
<text:bookmark text:name="orge2f2369"/>Window Management
<text:bookmark-end text:name="OrgXref.orge2f2369"/></text:h>
      <text:p text:style-name="Text_20_body"><text:span text:style-name="Bold">M-j</text:span> shift focus downward (this cycles around clockwise)
</text:p>
      <text:p text:style-name="Text_20_body"><text:span text:style-name="Bold">M-k</text:span> shift focus upward (this cycles around anti-clockwise)
</text:p>
      <text:p text:style-name="Text_20_body"><text:span text:style-name="Bold">M-l</text:span> same as <text:span text:style-name="Emphasis">M-k</text:span>, used to make WM behave like vim
</text:p>
      <text:p text:style-name="Text_20_body"><text:span text:style-name="Bold">M-h</text:span> return focus to the master pane on the left
</text:p>
      <text:p text:style-name="Text_20_body"><text:span text:style-name="Bold">M-m</text:span> return focus to the master pane on the left
</text:p>
      <text:p text:style-name="Text_20_body"><text:span text:style-name="Bold">M-S-j</text:span> swap the current window with the one below
</text:p>
      <text:p text:style-name="Text_20_body"><text:span text:style-name="Bold">M-S-k</text:span> swap the current window with the one above
</text:p>
      <text:p text:style-name="Text_20_body"><text:span text:style-name="Bold">M-S-m</text:span> swap the current window with the master window
</text:p>
      <text:p text:style-name="Text_20_body"><text:span text:style-name="Bold">M-c</text:span> close window with focus
</text:p>
      <text:p text:style-name="Text_20_body"><text:span text:style-name="Bold">M-S-c</text:span> close all windows in workspace
</text:p>
      <text:h text:style-name="Heading_20_1" text:outline-level="1" text:is-list-header="false">
<text:bookmark-start text:name="OrgXref.orgb98237b"/>
<text:bookmark text:name="orgb98237b"/>Tabs
<text:bookmark-end text:name="OrgXref.orgb98237b"/></text:h>
      <text:p text:style-name="Text_20_body"><text:span text:style-name="Bold">M-C-j</text:span> combine with window below into tabs
</text:p>
      <text:p text:style-name="Text_20_body"><text:span text:style-name="Bold">M-C-k</text:span> combine with window above into tabs
</text:p>
      <text:p text:style-name="Text_20_body"><text:span text:style-name="Bold">M-.</text:span> cycle forward through tabs
</text:p>
      <text:p text:style-name="Text_20_body"><text:span text:style-name="Bold">M-,</text:span> cycle backward through tabs
</text:p>
      <text:p text:style-name="Text_20_body"><text:span text:style-name="Bold">M-C-/</text:span> unmerge all tabs
</text:p>
      <text:h text:style-name="Heading_20_1" text:outline-level="1" text:is-list-header="false">
<text:bookmark-start text:name="OrgXref.org886225a"/>
<text:bookmark text:name="org886225a"/>Quality of Life
<text:bookmark-end text:name="OrgXref.org886225a"/></text:h>
      <text:p text:style-name="Text_20_body"><text:span text:style-name="Bold">M-n</text:span> toggle borders around windows
</text:p>
      <text:p text:style-name="Text_20_body"><text:span text:style-name="Bold">M-&lt;Space&gt;</text:span> completely full screen the current window or exit fullscreen mode
</text:p>
      <text:p text:style-name="Text_20_body"><text:span text:style-name="Bold">M-S-&lt;Space&gt;</text:span> cycle through layouts
</text:p>
      <text:p text:style-name="Text_20_body"><text:span text:style-name="Bold">M-b</text:span> kill the bar if it is annoying you (<text:span text:style-name="Emphasis">M-q</text:span> will bring it back)
</text:p>
      <text:h text:style-name="Heading_20_1" text:outline-level="1" text:is-list-header="false">
<text:bookmark-start text:name="OrgXref.orgdc4f101"/>
<text:bookmark text:name="orgdc4f101"/>Using the Mouse
<text:bookmark-end text:name="OrgXref.orgdc4f101"/></text:h>
      <text:p text:style-name="Text_20_body">At any time, hover the mouse over a window to change focus to it. With the command/windows/super/meta key held down drag the window with the left mouse pressed down to float it. Use the right mouse button down to drag the window into the right proportions.
</text:p>
      <text:p text:style-name="Text_20_body">At any time press <text:span text:style-name="Bold">M-t</text:span> to send the window back into the tiling mode. If there are many floating windows, press <text:span text:style-name="Bold">M-S-t</text:span> to send them all back to tiling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lexander Neville</dc:creator>
    <meta:initial-creator>Alexander Neville</meta:initial-creator>
    <dc:date>2021-05-13T19:46:15</dc:date>
    <meta:creation-date>2021-05-13T19:46:15</meta:creation-date>
    <meta:generator>Emacs 27.2 (Org mode 9.5)</meta:generator>
    <meta:keyword/>
    <dc:subject/>
    <dc:title>My WM configuration</dc:title>
  </office:meta>
</office:document-meta>
</file>